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42ee" officeooo:paragraph-rsid="000942ee"/>
    </style:style>
    <style:style style:name="P2" style:family="paragraph" style:parent-style-name="Standard">
      <style:text-properties fo:font-weight="bold" officeooo:rsid="000942ee" officeooo:paragraph-rsid="000942ee" style:font-weight-asian="bold" style:font-weight-complex="bold"/>
    </style:style>
    <style:style style:name="P3" style:family="paragraph" style:parent-style-name="Standard">
      <style:text-properties fo:font-weight="bold" officeooo:rsid="000b2ea8" officeooo:paragraph-rsid="000b2ea8" style:font-weight-asian="bold" style:font-weight-complex="bold"/>
    </style:style>
    <style:style style:name="P4" style:family="paragraph" style:parent-style-name="Standard">
      <style:text-properties fo:font-weight="bold" officeooo:rsid="00116746" officeooo:paragraph-rsid="00116746" style:font-weight-asian="bold" style:font-weight-complex="bold"/>
    </style:style>
    <style:style style:name="P5" style:family="paragraph" style:parent-style-name="Standard">
      <style:text-properties officeooo:rsid="000b2ea8" officeooo:paragraph-rsid="000b2ea8"/>
    </style:style>
    <style:style style:name="P6" style:family="paragraph" style:parent-style-name="Standard" style:list-style-name="L1">
      <style:text-properties officeooo:rsid="000b2ea8" officeooo:paragraph-rsid="000b2ea8"/>
    </style:style>
    <style:style style:name="P7" style:family="paragraph" style:parent-style-name="Standard" style:list-style-name="L1">
      <style:text-properties officeooo:rsid="000b2ea8" officeooo:paragraph-rsid="000e3745"/>
    </style:style>
    <style:style style:name="P8" style:family="paragraph" style:parent-style-name="Standard">
      <style:text-properties officeooo:rsid="000e3745" officeooo:paragraph-rsid="000e3745"/>
    </style:style>
    <style:style style:name="P9" style:family="paragraph" style:parent-style-name="Standard" style:list-style-name="L1">
      <style:text-properties officeooo:rsid="000e3745" officeooo:paragraph-rsid="000e3745"/>
    </style:style>
    <style:style style:name="P10" style:family="paragraph" style:parent-style-name="Standard">
      <style:text-properties officeooo:rsid="00116746" officeooo:paragraph-rsid="00116746"/>
    </style:style>
    <style:style style:name="P11" style:family="paragraph" style:parent-style-name="Standard" style:list-style-name="L2">
      <style:text-properties officeooo:paragraph-rsid="00116746"/>
    </style:style>
    <style:style style:name="P12" style:family="paragraph" style:parent-style-name="Standard" style:list-style-name="L1">
      <style:text-properties officeooo:rsid="0012dfba" officeooo:paragraph-rsid="0012dfba"/>
    </style:style>
    <style:style style:name="P13" style:family="paragraph" style:parent-style-name="Standard">
      <style:text-properties officeooo:rsid="0012dfba" officeooo:paragraph-rsid="0012dfba"/>
    </style:style>
    <style:style style:name="P14" style:family="paragraph" style:parent-style-name="Header">
      <style:paragraph-properties fo:text-align="center" style:justify-single-word="false"/>
      <style:text-properties officeooo:rsid="0012dfba" officeooo:paragraph-rsid="0012dfba"/>
    </style:style>
    <style:style style:name="P15" style:family="paragraph" style:parent-style-name="Header">
      <style:paragraph-properties fo:text-align="center" style:justify-single-word="false"/>
      <style:text-properties officeooo:rsid="00142cda" officeooo:paragraph-rsid="00142cda"/>
    </style:style>
    <style:style style:name="T1" style:family="text">
      <style:text-properties officeooo:rsid="000b2ea8"/>
    </style:style>
    <style:style style:name="T2" style:family="text">
      <style:text-properties officeooo:rsid="000c536e"/>
    </style:style>
    <style:style style:name="T3" style:family="text">
      <style:text-properties officeooo:rsid="000e3745"/>
    </style:style>
    <style:style style:name="T4" style:family="text">
      <style:text-properties officeooo:rsid="00116746"/>
    </style:style>
    <style:style style:name="T5" style:family="text">
      <style:text-properties officeooo:rsid="0012dfba"/>
    </style:style>
    <style:style style:name="T6" style:family="text">
      <style:text-properties fo:font-weight="normal" officeooo:rsid="0012dfba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gh Level Goals <text:span text:style-name="T6">(in order of priority)</text:span></text:p>
      <text:p text:style-name="P2"/>
      <text:p text:style-name="P1"><text:span text:style-name="T1">A. </text:span>Have a URL go to an appropriate page</text:p>
      <text:p text:style-name="P1"><text:span text:style-name="T1">B. </text:span>Be able to control users and settings</text:p>
      <text:p text:style-name="P1"><text:span text:style-name="T1">C. </text:span>Have a database</text:p>
      <text:p text:style-name="P1"><text:span text:style-name="T1">D. </text:span>Be able to control colors and layout<text:span text:style-name="T1">g</text:span></text:p>
      <text:p text:style-name="P1"><text:span text:style-name="T1">E. </text:span>Have a homepage with apps and widgets</text:p>
      <text:p text:style-name="P1"><text:span text:style-name="T1">F. </text:span>Be able to control flow of state</text:p>
      <text:p text:style-name="P1"><text:span text:style-name="T1">G. </text:span>Be able to distribute content with high level multimedia support</text:p>
      <text:p text:style-name="P8">H. Ensure proper functionality </text:p>
      <text:p text:style-name="P8">I. Maintain functionality throughout development process.</text:p>
      <text:p text:style-name="P8">J. Have a central repository for a project allowing for collaboration between developers.</text:p>
      <text:p text:style-name="P13">K. Have a user manual</text:p>
      <text:p text:style-name="P1"/>
      <text:p text:style-name="P3">User Stories <text:span text:style-name="T6">(in order of priority)</text:span></text:p>
      <text:p text:style-name="P5"/>
      <text:list xml:id="list7638463987258288893" text:style-name="L1">
        <text:list-item>
          <text:p text:style-name="P6">Sprint 1</text:p>
          <text:list>
            <text:list-item>
              <text:p text:style-name="P6">3 pts <text:span text:style-name="T3">(A)</text:span> – As a viewer, I want the URL I visit to route me to the appropriate page.</text:p>
            </text:list-item>
            <text:list-item>
              <text:p text:style-name="P6">3 pts <text:span text:style-name="T3">(A) </text:span>– As a developer, I want my server to give the appropriate HTML code on a HTTP request.</text:p>
            </text:list-item>
            <text:list-item>
              <text:p text:style-name="P6">13 pts <text:span text:style-name="T3">(B) </text:span>– As a developer, I want to be able to store my information.</text:p>
            </text:list-item>
            <text:list-item>
              <text:p text:style-name="P6">8 pts <text:span text:style-name="T3">(C) </text:span>– As a content manager, I want to be able to control the users on my website. </text:p>
            </text:list-item>
            <text:list-item>
              <text:p text:style-name="P7">5 pts <text:span text:style-name="T3">(C) </text:span>– As a content manager, I want to be able to edit the settings on my website.</text:p>
            </text:list-item>
            <text:list-item>
              <text:p text:style-name="P7">8 pts <text:span text:style-name="T3">(C) </text:span>– As a developer, I want my web server to be secure.</text:p>
            </text:list-item>
            <text:list-item>
              <text:p text:style-name="P9">3 pts (I) – As a developer, I want to ensure my changes maintain functionality.</text:p>
            </text:list-item>
            <text:list-item>
              <text:p text:style-name="P9">2 pts (J) – As a developer, I want to maintain a organized structure between my fellow developers.</text:p>
            </text:list-item>
          </text:list>
          <text:p text:style-name="P6"/>
        </text:list-item>
        <text:list-item>
          <text:p text:style-name="P6">Sprint 2</text:p>
          <text:list>
            <text:list-item>
              <text:p text:style-name="P6">13 pts <text:span text:style-name="T3">(D)</text:span> – As a viewer, I want to be able to navigate the website from a central location.</text:p>
            </text:list-item>
            <text:list-item>
              <text:p text:style-name="P6">1 pt <text:span text:style-name="T3">(E) </text:span>– As a developer, I want to be able to control the flow of state.</text:p>
            </text:list-item>
            <text:list-item>
              <text:p text:style-name="P6">8 pts <text:span text:style-name="T3">(F) </text:span>– As a content manager, I want to be able to control the colors of the website.</text:p>
            </text:list-item>
            <text:list-item>
              <text:p text:style-name="P6">21 pts <text:span text:style-name="T3">(G) </text:span>– As a content manager, I want to be able to deliver static pages.</text:p>
            </text:list-item>
            <text:list-item>
              <text:p text:style-name="P9">3 pts (I) – As a developer, I want to ensure my changes maintain functionality.</text:p>
            </text:list-item>
            <text:list-item>
              <text:p text:style-name="P9">2 pts (J) – As a developer, I want to maintain a organized structure between my fellow developers.</text:p>
            </text:list-item>
            <text:list-item>
              <text:p text:style-name="P12">8 pts (K) <text:span text:style-name="T3">– </text:span>As a user of the system, I must be able to read the user manual of the FantomCMS.</text:p>
              <text:p text:style-name="P9"/>
            </text:list-item>
          </text:list>
        </text:list-item>
        <text:list-item>
          <text:p text:style-name="P6">Sprint 3</text:p>
          <text:list>
            <text:list-item>
              <text:p text:style-name="P6">3 pts <text:span text:style-name="T3">(G) </text:span>– As a content manager, I want to be able to have many options for displaying pictures.</text:p>
            </text:list-item>
            <text:list-item>
              <text:p text:style-name="P6"><text:soft-page-break/>3 pts <text:span text:style-name="T3">(G) </text:span>– As a content manager, I want to have a rich audio playing experience.</text:p>
            </text:list-item>
            <text:list-item>
              <text:p text:style-name="P6">13 pts <text:span text:style-name="T3">(F) </text:span>– As a content manager, I want to be able to control the layout and further control the colors of the website.</text:p>
            </text:list-item>
            <text:list-item>
              <text:p text:style-name="P6">21 pts <text:span text:style-name="T3">(G) </text:span>– <text:span text:style-name="T2">As a content manager, I want to be able to show a gallery of multimedia to the viewer.</text:span></text:p>
            </text:list-item>
            <text:list-item>
              <text:p text:style-name="P9">3 pts (I) – As a developer, I want to ensure my changes maintain functionality.</text:p>
            </text:list-item>
            <text:list-item>
              <text:p text:style-name="P9">5 pts (H) – As a <text:span text:style-name="T5">tester</text:span>, I <text:span text:style-name="T5">need to be able to do software builds and run regression tests.</text:span></text:p>
            </text:list-item>
            <text:list-item>
              <text:p text:style-name="P9">2 pts (J) – As a developer, I want to maintain a organized structure between my fellow developers.</text:p>
            </text:list-item>
          </text:list>
        </text:list-item>
      </text:list>
      <text:p text:style-name="P8"/>
      <text:p text:style-name="P4">Product Backlog</text:p>
      <text:p text:style-name="P10"/>
      <text:p text:style-name="P10">High Level Goals</text:p>
      <text:p text:style-name="P10"/>
      <text:p text:style-name="P10">A. Be able to monitor the server and user activity</text:p>
      <text:p text:style-name="P10">B. Create discussion among users</text:p>
      <text:p text:style-name="P10"/>
      <text:p text:style-name="P10">User Stories</text:p>
      <text:p text:style-name="P10"/>
      <text:list xml:id="list7434684440478413412" text:style-name="L2">
        <text:list-item>
          <text:p text:style-name="P11"><text:span text:style-name="T4">8pts (A) - As a content manager, I want to be able to monitor my server.</text:span></text:p>
        </text:list-item>
        <text:list-item>
          <text:p text:style-name="P11"><text:span text:style-name="T4">13pts (A) - As a content manager, I want to be able to monitor my user traffic.</text:span></text:p>
        </text:list-item>
        <text:list-item>
          <text:p text:style-name="P11"><text:span text:style-name="T4">35pts (B) - As a content manager, I want to be able to provide a forum for discussion between my viewers. </text:span></text:p>
        </text:list-item>
        <text:list-item>
          <text:p text:style-name="P11"><text:span text:style-name="T4">21pts (B) - As a content manager, I want to be able to provide a blog such that I can post entries for viewers to read.</text:span></text:p>
        </text:list-item>
        <text:list-item>
          <text:p text:style-name="P11"><text:span text:style-name="T4">13pts (B) - As a viewer, I want to be to discuss with other viewers in a live chat room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2dfba" officeooo:paragraph-rsid="0012dfba"/>
    </style:style>
    <style:style style:name="MP2" style:family="paragraph" style:parent-style-name="Header">
      <style:paragraph-properties fo:text-align="center" style:justify-single-word="false"/>
      <style:text-properties officeooo:rsid="00142cda" officeooo:paragraph-rsid="00142cd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elease Plan</text:p>
        <text:p text:style-name="MP2">Version: Draft</text:p>
        <text:p text:style-name="MP1">FantomCMS</text:p>
        <text:p text:style-name="MP1">Honey Badgers Inc*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9:20:27.154501650</meta:creation-date>
    <dc:date>2014-10-14T22:07:30.352521521</dc:date>
    <meta:editing-duration>PT46M18S</meta:editing-duration>
    <meta:editing-cycles>9</meta:editing-cycles>
    <meta:generator>LibreOffice/4.2.6.3$Linux_X86_64 LibreOffice_project/420m0$Build-3</meta:generator>
    <meta:document-statistic meta:table-count="0" meta:image-count="0" meta:object-count="0" meta:page-count="2" meta:paragraph-count="54" meta:word-count="655" meta:character-count="3182" meta:non-whitespace-character-count="2586"/>
  </office:meta>
</office:document-meta>
</file>